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0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c9211e" fo:font-weight="normal" style:font-weight-asian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ecf00"/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outline="false" style:text-line-through-style="none" style:text-line-through-typ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font-name="Consolas" fo:font-size="8pt" fo:language="en" fo:country="US" fo:text-shadow="none" style:text-underline-style="none" style:text-underline-mode="continuous" style:text-overline-mode="continuous" style:text-line-through-mode="continuous" style:font-size-asian="8pt" style:language-asian="en" style:country-asian="US" style:font-size-complex="4.55000019073486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7f0055" style:font-name="Consolas" fo:font-size="8pt" fo:font-weight="bold" style:font-name-asian="Consolas" style:font-name-complex="Consolas" style:font-size-asian="8pt" style:font-size-complex="4.59999990463257pt" style:font-weight-asian="bold" style:font-weight-complex="bold"/>
    </style:style>
    <style:style style:name="T2" style:family="text">
      <style:text-properties style:font-name="Consolas" fo:font-size="8pt" style:font-name-asian="Consolas" style:font-name-complex="Consolas" style:font-size-asian="8pt" style:font-size-complex="4.59999990463257pt" fo:color="#000000"/>
    </style:style>
    <style:style style:name="T3" style:family="text">
      <style:text-properties style:font-name="Consolas" fo:font-size="8pt" style:font-name-asian="Consolas" style:font-name-complex="Consolas" style:font-size-asian="8pt" style:font-size-complex="4.59999990463257pt" fo:color="#7f0055" fo:font-weight="bold" style:font-weight-asian="bold" style:font-weight-complex="bold"/>
    </style:style>
    <style:style style:name="T4" style:family="text">
      <style:text-properties style:font-name="Consolas" fo:font-size="8pt" style:font-name-asian="Consolas" style:font-name-complex="Consolas" style:font-size-asian="8pt" style:font-size-complex="4.59999990463257pt" fo:color="#6a3e3e"/>
    </style:style>
    <style:style style:name="T5" style:family="text">
      <style:text-properties fo:color="#000000" style:font-name="Consolas" fo:font-size="8pt" style:font-name-asian="Consolas" style:font-name-complex="Consolas" style:font-size-asian="8pt" style:font-size-complex="4.59999990463257pt"/>
    </style:style>
    <style:style style:name="T6" style:family="text">
      <style:text-properties style:font-name="Consolas" fo:font-size="8pt" style:font-name-asian="Consolas" style:font-name-complex="Consolas" style:font-size-asian="8pt" style:font-size-complex="4.59999990463257pt" fo:color="#2a00ff"/>
    </style:style>
    <style:style style:name="T7" style:family="text">
      <style:text-properties style:font-name="Consolas" fo:font-size="8pt" style:font-name-asian="Consolas" style:font-name-complex="Consolas" style:font-size-asian="8pt" style:font-size-complex="4.59999990463257pt" fo:color="#0000c0" fo:font-weight="bold" fo:font-style="italic" style:font-weight-asian="bold" style:font-weight-complex="bold" style:font-style-asian="italic" style:font-style-complex="italic"/>
    </style:style>
    <style:style style:name="T8" style:family="text">
      <style:text-properties style:font-name="Consolas" fo:font-size="8pt" style:font-name-asian="Consolas" style:font-name-complex="Consolas" style:font-size-asian="8pt" style:font-size-complex="4.59999990463257pt" fo:color="#3f7f5f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number-columns-repeated="1023" table:default-cell-style-name="ce11"/>
        <table:table-row table:style-name="ro1">
          <table:table-cell table:style-name="ce10" office:value-type="string" calcext:value-type="string">
            <text:p>Topic</text:p>
          </table:table-cell>
          <table:table-cell office:value-type="string" calcext:value-type="string">
            <text:p>6thMay2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ble VS Comparator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What is JVM? How it works? <text:a xlink:href="https://www.youtube.com/watch?v=2ozJt61-yMo" xlink:type="simple">https://www.youtube.com/watch?v=2ozJt61-yMo</text:a>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Exception Propagation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Load Factor in hashmap/hashMap resizing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Internal Working of HashMap - <text:a xlink:href="https://www.youtube.com/watch?v=1CJbB6SzjVw" xlink:type="simple">https://www.youtube.com/watch?v=1CJbB6SzjVw</text:a>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Sort HashMAp By Value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Array Vs ArrayList Vs Vector Vs LinkedList</text:p>
          </table:table-cell>
          <table:table-cell table:style-name="ce13"/>
          <table:table-cell table:number-columns-repeated="1022"/>
        </table:table-row>
        <table:table-row table:style-name="ro3">
          <table:table-cell table:style-name="ce12" office:value-type="string" calcext:value-type="string">
            <text:p>String Immutable. Why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Java is not 100% OOPS. Why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No pointers in java. Why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What is marker/tagging interface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an we override private/static method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Will finally block will execute alway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final vs immutable</text:p>
          </table:table-cell>
          <table:table-cell table:style-name="ce13"/>
          <table:table-cell office:value-type="string" calcext:value-type="string">
            <text:p>Final: <text:s/>Once a final variable has been assigned it cannot be reassigned. The compiler will not permit it. Immutable can be reassigned but it will create a new objec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make a class immutable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How to make list immutable?</text:p>
          </table:table-cell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ingleton clas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How can we create a singleton clas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Lambda Expression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Functional Interfac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Method reference and its type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Why interface when we have abstract clas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efault method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an default methods override methods like equals(), hashcode()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iamond problem in default method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why static methods in interfaces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Predicate? Predicate joining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Function interface? Function chaining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onsumer? Consumer chaining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upplier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BiPredicate, BiFunction, BiConsumer, No BiSupplier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treams API, Streams vs Collection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Map Vs Filter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Parallel Streams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Collections Hierarchy - <text:a xlink:href="https://www.youtube.com/watch?v=KfoNYoVUBJI" xlink:type="simple">https://www.youtube.com/watch?v=KfoNYoVUBJI</text:a>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Fail Fast vs Fail Safe Iterator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Blocking Queu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ynchronized Collections Vs Concurrent collection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Java is pass by value and not by referenc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Equals and HashCode Contract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“==” vs equal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Access modifiers can't decrease the access in derived classes.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ovariant Return typ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Hierarchy of exception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Exceptions Vs Error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an we write try block without catch/finally 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Can we write any other statements between try and catch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oes remaining statements executes after exception occurs in try block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throw vs throw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Unreachable catch block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Final-finally-finalize</text:p>
          </table:table-cell>
          <table:table-cell table:style-name="ce13"/>
          <table:table-cell office:value-type="string" calcext:value-type="string">
            <text:p>just before destroying the object finalize method is call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collisions are handled in maps ?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Internal Working of HashSet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Multitasking vs Multithreading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User Threads vs Daemon threads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Internal working of concurrentHashMap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erialization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erializable vs Externalisable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Synchronization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Inheritance rules for serialization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Optional class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Future , Callable and CompletableFuture- <text:a xlink:href="https://www.youtube.com/watch?v=XkUkLooAJR4" xlink:type="simple">https://www.youtube.com/watch?v=XkUkLooAJR4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Variable Syntax for lambda parameters (var)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Difference between String, StringBuffer, StringBuilder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Access Specifiers : private, public, protected, default</text:p>
          </table:table-cell>
          <table:table-cell table:style-name="ce13"/>
          <table:table-cell table:number-columns-repeated="1022"/>
        </table:table-row>
        <table:table-row table:style-name="ro1">
          <table:table-cell office:value-type="string" calcext:value-type="string">
            <text:p>Return type of lambda parameter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Default" office:value-type="string" calcext:value-type="string">
            <text:p>Abstract class vs interfac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hy multiple inheritance is not supported in abstract class?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hen should we use abstract class and when to use interfaqce?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hy do we have private methods in interface?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hy do we have constructor in abstract clas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ssNotFound VS ClassDefinitionNotF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 threa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tmap vs 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 Ques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ker &amp; Kubern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 we convert parallel stream to sequential and sequential to parallel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y do we have constructor in abstract class? Any other reason other than constructor calling chain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restTemplate/WebClient works internally 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verse HashMap using iterator</text:p>
          </table:table-cell>
          <table:table-cell table:number-columns-repeated="102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ce14"/>
        <table:table-row table:style-name="ro1">
          <table:table-cell table:style-name="Default" office:value-type="string" calcext:value-type="string">
            <text:p>Functional Interface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<text:span text:style-name="T1">public</text:span><text:span text:style-name="T2"> </text:span><text:span text:style-name="T3">static</text:span><text:span text:style-name="T2"> </text:span><text:span text:style-name="T3">void</text:span><text:span text:style-name="T2"> main(String[] </text:span><text:span text:style-name="T4">args</text:span><text:span text:style-name="T2">) {</text:span></text:p>
          </table:table-cell>
        </table:table-row>
        <table:table-row table:style-name="ro1">
          <table:table-cell table:style-name="ce15"/>
        </table:table-row>
        <table:table-row table:style-name="ro1">
          <table:table-cell office:value-type="string" calcext:value-type="string">
            <text:p><text:span text:style-name="T1">int</text:span><text:span text:style-name="T2"> </text:span><text:span text:style-name="T4">x</text:span><text:span text:style-name="T2"> = 93;</text:span></text:p>
          </table:table-cell>
        </table:table-row>
        <table:table-row table:style-name="ro1">
          <table:table-cell table:style-name="ce16" office:value-type="string" calcext:value-type="string">
            <text:p><text:s text:c="2"/></text:p>
          </table:table-cell>
        </table:table-row>
        <table:table-row table:style-name="ro1">
          <table:table-cell table:style-name="ce17" office:value-type="string" calcext:value-type="string">
            <text:p><text:span text:style-name="T5">Predicate&lt;Integer&gt; </text:span><text:span text:style-name="T4">p</text:span><text:span text:style-name="T2"> = </text:span></text:p>
          </table:table-cell>
        </table:table-row>
        <table:table-row table:style-name="ro1">
          <table:table-cell office:value-type="string" calcext:value-type="string">
            <text:p><text:span text:style-name="T5">(</text:span><text:span text:style-name="T4">a</text:span><text:span text:style-name="T2">) -&gt; (</text:span><text:span text:style-name="T4">a</text:span><text:span text:style-name="T2">%2 == 0)? </text:span><text:span text:style-name="T3">true</text:span><text:span text:style-name="T2">:</text:span><text:span text:style-name="T3">false</text:span><text:span text:style-name="T2">;</text:span></text:p>
          </table:table-cell>
        </table:table-row>
        <table:table-row table:style-name="ro1">
          <table:table-cell office:value-type="string" calcext:value-type="string">
            <text:p><text:span text:style-name="T5">        Predicate&lt;Integer&gt; </text:span><text:span text:style-name="T4">p2</text:span><text:span text:style-name="T2"> = (</text:span><text:span text:style-name="T4">a</text:span><text:span text:style-name="T2">) -&gt; </text:span><text:span text:style-name="T4">a</text:span><text:span text:style-name="T2"> &gt; 50 ? </text:span><text:span text:style-name="T3">true</text:span><text:span text:style-name="T2"> : </text:span><text:span text:style-name="T3">false</text:span><text:span text:style-name="T2">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Function&lt;Integer,String&gt; </text:span><text:span text:style-name="T4">fun</text:span><text:span text:style-name="T2"> = </text:span></text:p>
          </table:table-cell>
        </table:table-row>
        <table:table-row table:style-name="ro1">
          <table:table-cell office:value-type="string" calcext:value-type="string">
            <text:p><text:span text:style-name="T5">        (</text:span><text:span text:style-name="T4">a</text:span><text:span text:style-name="T2">) -&gt; {</text:span><text:span text:style-name="T3">return</text:span><text:span text:style-name="T2"> </text:span><text:span text:style-name="T6">"ninty three"</text:span><text:span text:style-name="T2">;};</text:span></text:p>
          </table:table-cell>
        </table:table-row>
        <table:table-row table:style-name="ro1">
          <table:table-cell table:style-name="ce16" office:value-type="string" calcext:value-type="string">
            <text:p><text:s text:c="10"/></text:p>
          </table:table-cell>
        </table:table-row>
        <table:table-row table:style-name="ro1">
          <table:table-cell office:value-type="string" calcext:value-type="string">
            <text:p><text:span text:style-name="T5">        Function&lt;String,String&gt; </text:span><text:span text:style-name="T4">fun2</text:span><text:span text:style-name="T2"> = (</text:span><text:span text:style-name="T4">a</text:span><text:span text:style-name="T2">) -&gt; {</text:span><text:span text:style-name="T3">return</text:span><text:span text:style-name="T2"> </text:span><text:span text:style-name="T6">"another function"</text:span><text:span text:style-name="T2">;}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8" office:value-type="string" calcext:value-type="string">
            <text:p><text:span text:style-name="T5">        Consumer&lt;Integer&gt; </text:span><text:span text:style-name="T4">cons1</text:span><text:span text:style-name="T2"> = (</text:span><text:span text:style-name="T4">a</text:span><text:span text:style-name="T2">) -&gt; System.</text:span><text:span text:style-name="T7">out</text:span><text:span text:style-name="T2">.println(</text:span><text:span text:style-name="T6">"cons1= "</text:span><text:span text:style-name="T2">+</text:span><text:span text:style-name="T4">a</text:span><text:span text:style-name="T2">);</text:span></text:p>
          </table:table-cell>
        </table:table-row>
        <table:table-row table:style-name="ro1">
          <table:table-cell table:style-name="ce18" office:value-type="string" calcext:value-type="string">
            <text:p><text:span text:style-name="T5">        Consumer&lt;Integer&gt; </text:span><text:span text:style-name="T4">cons2</text:span><text:span text:style-name="T2"> = (</text:span><text:span text:style-name="T4">a</text:span><text:span text:style-name="T2">) -&gt; System.</text:span><text:span text:style-name="T7">out</text:span><text:span text:style-name="T2">.println(</text:span><text:span text:style-name="T6">"cons2= "</text:span><text:span text:style-name="T2">+</text:span><text:span text:style-name="T4">a</text:span><text:span text:style-name="T2">)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<text:span text:style-name="T5">        Supplier&lt;Integer&gt; </text:span><text:span text:style-name="T4">sup</text:span><text:span text:style-name="T2"> = () -&gt; {</text:span><text:span text:style-name="T3">return</text:span><text:span text:style-name="T2"> 89;}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</text:span><text:span text:style-name="T8">//predicate joining</text:span></text:p>
          </table:table-cell>
        </table:table-row>
        <table:table-row table:style-name="ro1">
          <table:table-cell office:value-type="string" calcext:value-type="string">
            <text:p><text:span text:style-name="T5">        </text:span><text:span text:style-name="T3">boolean</text:span><text:span text:style-name="T2"> </text:span><text:span text:style-name="T4">d</text:span><text:span text:style-name="T2"> = </text:span><text:span text:style-name="T4">p</text:span><text:span text:style-name="T2">.and(</text:span><text:span text:style-name="T4">p2</text:span><text:span text:style-name="T2">).test(</text:span><text:span text:style-name="T4">x</text:span><text:span text:style-name="T2">);</text:span></text:p>
          </table:table-cell>
        </table:table-row>
        <table:table-row table:style-name="ro1">
          <table:table-cell office:value-type="string" calcext:value-type="string">
            <text:p><text:span text:style-name="T5">        </text:span><text:span text:style-name="T3">boolean</text:span><text:span text:style-name="T2"> </text:span><text:span text:style-name="T4">d2</text:span><text:span text:style-name="T2">= </text:span><text:span text:style-name="T4">p</text:span><text:span text:style-name="T2">.or(</text:span><text:span text:style-name="T4">p2</text:span><text:span text:style-name="T2">).test(</text:span><text:span text:style-name="T4">x</text:span><text:span text:style-name="T2">);</text:span></text:p>
          </table:table-cell>
        </table:table-row>
        <table:table-row table:style-name="ro1">
          <table:table-cell office:value-type="string" calcext:value-type="string">
            <text:p><text:span text:style-name="T5">        </text:span><text:span text:style-name="T3">boolean</text:span><text:span text:style-name="T2"> </text:span><text:span text:style-name="T4">d3</text:span><text:span text:style-name="T2">= </text:span><text:span text:style-name="T4">p</text:span><text:span text:style-name="T2">.negate().test(</text:span><text:span text:style-name="T4">x</text:span><text:span text:style-name="T2">)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</text:span><text:span text:style-name="T8">//Function chaining</text:span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String </text:span><text:span text:style-name="T4">str</text:span><text:span text:style-name="T2"> = </text:span><text:span text:style-name="T4">fun</text:span><text:span text:style-name="T2">.andThen(</text:span><text:span text:style-name="T4">fun2</text:span><text:span text:style-name="T2">).apply(</text:span><text:span text:style-name="T4">x</text:span><text:span text:style-name="T2">)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</text:span><text:span text:style-name="T8">//Consumer Chaining</text:span></text:p>
          </table:table-cell>
        </table:table-row>
        <table:table-row table:style-name="ro1">
          <table:table-cell table:style-name="ce17" office:value-type="string" calcext:value-type="string">
            <text:p><text:span text:style-name="T5">        </text:span><text:span text:style-name="T4">cons1</text:span><text:span text:style-name="T2">.andThen(</text:span><text:span text:style-name="T4">cons2</text:span><text:span text:style-name="T2">).accept(</text:span><text:span text:style-name="T4">x</text:span><text:span text:style-name="T2">);</text:span></text:p>
          </table:table-cell>
        </table:table-row>
        <table:table-row table:style-name="ro1">
          <table:table-cell table:style-name="ce16" office:value-type="string" calcext:value-type="string">
            <text:p><text:s text:c="8"/></text:p>
          </table:table-cell>
        </table:table-row>
        <table:table-row table:style-name="ro1">
          <table:table-cell table:style-name="ce18" office:value-type="string" calcext:value-type="string">
            <text:p><text:span text:style-name="T5">        System.</text:span><text:span text:style-name="T7">out</text:span><text:span text:style-name="T2">.println(</text:span><text:span text:style-name="T4">d</text:span><text:span text:style-name="T2">+ </text:span><text:span text:style-name="T6">" "</text:span><text:span text:style-name="T2"> +</text:span><text:span text:style-name="T4">d2</text:span><text:span text:style-name="T2"> + </text:span><text:span text:style-name="T6">" "</text:span><text:span text:style-name="T2"> +</text:span><text:span text:style-name="T4">d3</text:span><text:span text:style-name="T2">+</text:span><text:span text:style-name="T6">" "</text:span><text:span text:style-name="T2">+</text:span><text:span text:style-name="T4">str</text:span><text:span text:style-name="T2"> + </text:span><text:span text:style-name="T4">sup</text:span><text:span text:style-name="T2">.get());</text:span></text:p>
          </table:table-cell>
        </table:table-row>
        <table:table-row table:style-name="ro1">
          <table:table-cell table:style-name="ce16" office:value-type="string" calcext:value-type="string">
            <text:p><text:s/>}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 office:value-type="string" calcext:value-type="string">
            <text:p>Java Program to count each character in a string using Stream 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IN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1:08:15.37</meta:creation-date>
    <dc:date>2023-11-08T22:18:28.391209333</dc:date>
    <meta:editing-duration>P2DT4H16M14S</meta:editing-duration>
    <meta:editing-cycles>134</meta:editing-cycles>
    <meta:generator>LibreOffice/7.3.7.2$Linux_X86_64 LibreOffice_project/30$Build-2</meta:generator>
    <meta:document-statistic meta:table-count="3" meta:cell-count="116" meta:object-count="0"/>
  </office:meta>
</office:document-meta>
</file>